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bd21" officeooo:paragraph-rsid="0012bd21"/>
    </style:style>
    <style:style style:name="P2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4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gram Equalizer Unit – Basic design plan</text:p>
      <text:p text:style-name="P1"/>
      <text:p text:style-name="P1"><draw:rect text:anchor-type="paragraph" draw:z-index="1" draw:style-name="gr2" draw:text-style-name="P2" svg:width="6.448in" svg:height="6.6461in" svg:x="0.4835in" svg:y="0.6736in"><text:p/></draw:rect><draw:rect text:anchor-type="paragraph" draw:z-index="2" draw:style-name="gr1" draw:text-style-name="P2" svg:width="1.5524in" svg:height="1.0315in" svg:x="0.9102in" svg:y="0.8508in"><text:p/></draw:rect><draw:rect text:anchor-type="paragraph" draw:z-index="3" draw:style-name="gr1" draw:text-style-name="P2" svg:width="1.6461in" svg:height="1.0524in" svg:x="2.9in" svg:y="0.8402in"><text:p/></draw:rect><draw:rect text:anchor-type="paragraph" draw:z-index="4" draw:style-name="gr1" draw:text-style-name="P2" svg:width="1.5524in" svg:height="1.0421in" svg:x="5.0772in" svg:y="0.8402in"><text:p/></draw:rect><draw:rect text:anchor-type="paragraph" draw:z-index="5" draw:style-name="gr1" draw:text-style-name="P2" svg:width="5.698in" svg:height="0.365in" svg:x="0.9728in" svg:y="2.5693in"><text:p/></draw:rect><draw:rect text:anchor-type="paragraph" draw:z-index="6" draw:style-name="gr1" draw:text-style-name="P2" svg:width="2.698in" svg:height="1.0941in" svg:x="2.4in" svg:y="3.1425in"><text:p/></draw:rect><draw:rect text:anchor-type="paragraph" draw:z-index="7" draw:style-name="gr1" draw:text-style-name="P2" svg:width="1.4169in" svg:height="1.2921in" svg:x="1.0563in" svg:y="4.778in"><text:p/></draw:rect><draw:rect text:anchor-type="paragraph" draw:z-index="8" draw:style-name="gr1" draw:text-style-name="P2" svg:width="1.6669in" svg:height="1.3232in" svg:x="3.0252in" svg:y="4.7047in"><text:p/></draw:rect><draw:rect text:anchor-type="paragraph" draw:z-index="9" draw:style-name="gr1" draw:text-style-name="P2" svg:width="1.4689in" svg:height="1.4689in" svg:x="5.0252in" svg:y="4.6217in"><text:p/></draw:rect><draw:rect text:anchor-type="paragraph" draw:z-index="0" draw:style-name="gr1" draw:text-style-name="P2" svg:width="5.9795in" svg:height="1.7606in" svg:x="0.7752in" svg:y="4.6008in"><text:p/></draw:rect><draw:frame text:anchor-type="paragraph" draw:z-index="10" draw:style-name="gr3" svg:width="0.948in" svg:height="0.4378in" svg:x="1.2228in" svg:y="1.1319in"><draw:text-box><text:p>Input memory</text:p></draw:text-box></draw:frame><draw:frame text:anchor-type="paragraph" draw:z-index="11" draw:style-name="gr4" svg:width="1.1252in" svg:height="0.5004in" svg:x="3.2437in" svg:y="1.0799in"><draw:text-box><text:p>Scratch memory</text:p></draw:text-box></draw:frame><draw:frame text:anchor-type="paragraph" draw:z-index="12" draw:style-name="gr5" svg:width="1.2189in" svg:height="0.4587in" svg:x="5.2854in" svg:y="1.111in"><draw:text-box><text:p>Output memory</text:p></draw:text-box></draw:frame><draw:frame text:anchor-type="paragraph" draw:z-index="13" draw:style-name="gr6" svg:width="5.1878in" svg:height="0.1925in" svg:x="1.2335in" svg:y="2.7154in"><draw:text-box><text:p>Memory controller/ arbiter</text:p></draw:text-box></draw:frame><draw:frame text:anchor-type="paragraph" draw:z-index="14" draw:style-name="gr7" svg:width="1.8752in" svg:height="0.5315in" svg:x="2.8374in" svg:y="3.4339in"><draw:text-box><text:p>Top level fsm for pipelined control</text:p></draw:text-box></draw:frame><draw:frame text:anchor-type="paragraph" draw:z-index="15" draw:style-name="gr8" svg:width="4.0421in" svg:height="0.2504in" svg:x="0.8898in" svg:y="6.111in"><draw:text-box><text:p>Histogram equalizer core</text:p></draw:text-box></draw:frame><draw:frame text:anchor-type="paragraph" draw:z-index="16" draw:style-name="gr9" svg:width="1.2504in" svg:height="0.8543in" svg:x="1.2228in" svg:y="5.0693in"><draw:text-box><text:p>Histogram module</text:p></draw:text-box></draw:frame><draw:frame text:anchor-type="paragraph" draw:z-index="17" draw:style-name="gr10" svg:width="1.2295in" svg:height="0.4795in" svg:x="3.2646in" svg:y="5.0693in"><draw:text-box><text:p>Cdf module</text:p></draw:text-box></draw:frame><draw:frame text:anchor-type="paragraph" draw:z-index="18" draw:style-name="gr11" svg:width="1.2815in" svg:height="0.4898in" svg:x="5.2126in" svg:y="5.1634in"><draw:text-box><text:p>Divider module</text:p></draw:text-box></draw:frame><draw:frame text:anchor-type="paragraph" draw:z-index="19" draw:style-name="gr12" svg:width="6.2504in" svg:height="4.198in" svg:x="0.6291in" svg:y="2.4445in"><draw:text-box><text:p/></draw:text-box></draw:frame><draw:rect text:anchor-type="paragraph" draw:z-index="20" draw:style-name="gr2" draw:text-style-name="P2" svg:width="6.2504in" svg:height="4.1252in" svg:x="0.6291in" svg:y="2.3925in"><text:p/></draw:rect><draw:frame text:anchor-type="paragraph" draw:z-index="21" draw:style-name="gr13" svg:width="1.4898in" svg:height="0.3232in" svg:x="0.7957in" svg:y="3.2362in"><draw:text-box><text:p>top_without_me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9:39.730270302</meta:creation-date>
    <dc:date>2016-03-09T13:02:46.247423174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44" meta:non-whitespace-character-count="38"/>
    <meta:generator>LibreOffice/4.2.8.2$Linux_x86 LibreOffice_project/420m0$Build-2</meta:generator>
  </office:meta>
</office:document-meta>
</file>